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3.217cm" fo:break-before="auto" style:use-optimal-row-height="true"/>
    </style:style>
    <style:style style:name="ro27" style:family="table-row">
      <style:table-row-properties style:row-height="4.796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10T09:13:07.73">
            <text:p>0710 <text:s/>913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10T09:13:07.73">
            <text:p>0710 <text:s/>913</text:p>
          </table:table-cell>
          <table:table-cell table:style-name="ce8" table:formula="of:=NOW()" office:value-type="date" office:date-value="2022-07-10T09:13:07.73">
            <text:p>0710 <text:s/>91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10T09:13:07.73">
            <text:p>0710 <text:s/>91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10T09:13:07.73">
            <text:p>0710 <text:s/>913</text:p>
          </table:table-cell>
          <table:table-cell table:style-name="ce8" table:formula="of:=NOW()" office:value-type="date" office:date-value="2022-07-10T09:13:07.73">
            <text:p>0710 <text:s/>913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7-10T09:13:08.1">
            <text:p>2022/7/10 9:13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9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0">2022/07/10</text:date>, <text:time>09:1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10T09:13:07.39</dc:date>
    <dc:creator>iwabuchi ken</dc:creator>
    <meta:editing-duration>P18DT14H56M53S</meta:editing-duration>
    <meta:editing-cycles>2572</meta:editing-cycles>
    <meta:generator>OpenOffice/4.1.3$Win32 OpenOffice.org_project/413m1$Build-9783</meta:generator>
    <meta:document-statistic meta:table-count="2" meta:cell-count="865" meta:object-count="0"/>
  </office:meta>
</office:document-meta>
</file>